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 Condensed1" svg:font-family="'DejaVu Sans Condensed'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Preformatted_20_Text">
      <style:text-properties style:font-name="Times New Roman" fo:font-size="13pt" fo:font-weight="normal" style:font-size-asian="13pt" style:font-weight-asian="normal" style:font-size-complex="13pt" style:font-weight-complex="normal"/>
    </style:style>
    <style:style style:name="P2" style:family="paragraph" style:parent-style-name="Preformatted_20_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3" style:family="paragraph" style:parent-style-name="Preformatted_20_Text">
      <style:text-properties fo:color="#000000" style:font-name="Times New Roman" fo:font-size="12pt" style:font-size-asian="12pt" style:font-size-complex="12pt"/>
    </style:style>
    <style:style style:name="P4" style:family="paragraph" style:parent-style-name="Preformatted_20_Text">
      <style:text-properties fo:color="#800000" style:font-name="Times New Roman" fo:font-size="12pt" style:font-size-asian="12pt" style:font-size-complex="12pt"/>
    </style:style>
    <style:style style:name="P5" style:family="paragraph" style:parent-style-name="Preformatted_20_Text">
      <style:paragraph-properties fo:margin-left="0cm" fo:margin-right="0cm" fo:margin-top="0cm" fo:margin-bottom="0.499cm" fo:text-indent="0cm" style:auto-text-indent="false"/>
      <style:text-properties style:font-name="Times New Roman" fo:font-size="12pt" style:font-size-asian="12pt" style:font-size-complex="12pt"/>
    </style:style>
    <style:style style:name="P6" style:family="paragraph" style:parent-style-name="Preformatted_20_Text">
      <style:paragraph-properties fo:margin-left="0cm" fo:margin-right="0cm" fo:margin-top="0cm" fo:margin-bottom="0cm" fo:text-indent="0cm" style:auto-text-indent="false"/>
      <style:text-properties style:font-name="Times New Roman" fo:font-size="12pt" style:font-size-asian="12pt" style:font-size-complex="12pt"/>
    </style:style>
    <style:style style:name="P7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margin-left="0cm" fo:margin-right="0cm" fo:text-align="end" style:justify-single-word="false" fo:text-indent="0cm" style:auto-text-indent="false"/>
      <style:text-properties fo:color="#ff0066" fo:font-weight="normal" style:font-weight-asian="normal" style:font-weight-complex="normal"/>
    </style:style>
    <style:style style:name="P9" style:family="paragraph" style:parent-style-name="Text_20_body">
      <style:text-properties fo:font-weight="normal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color="#ff3333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fo:color="#000000" fo:font-size="12pt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fo:color="#000000" fo:font-size="12pt" style:font-size-asian="12pt" style:font-size-complex="12pt"/>
    </style:style>
    <style:style style:name="P13" style:family="paragraph" style:parent-style-name="Standard">
      <style:text-properties fo:color="#800000" fo:font-size="12pt" style:font-size-asian="12pt" style:font-size-complex="12pt"/>
    </style:style>
    <style:style style:name="P14" style:family="paragraph" style:parent-style-name="Standard">
      <style:text-properties fo:font-size="12pt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17" style:family="paragraph" style:parent-style-name="Heading_20_1">
      <style:paragraph-properties fo:text-align="center" style:justify-single-word="false"/>
      <style:text-properties fo:color="#cc00cc" fo:font-weight="normal" style:font-weight-asian="normal" style:font-weight-complex="normal"/>
    </style:style>
    <style:style style:name="P18" style:family="paragraph" style:parent-style-name="Heading_20_1">
      <style:text-properties fo:font-weight="normal" style:font-weight-asian="normal" style:font-weight-complex="normal"/>
    </style:style>
    <style:style style:name="P19" style:family="paragraph" style:parent-style-name="Preformatted_20_Text">
      <style:paragraph-properties fo:margin-left="0cm" fo:margin-right="0cm" fo:margin-top="0cm" fo:margin-bottom="0cm" fo:text-indent="0cm" style:auto-text-indent="false"/>
      <style:text-properties style:font-name="Times New Roman" fo:font-size="12pt" style:font-size-asian="12pt" style:font-size-complex="12pt"/>
    </style:style>
    <style:style style:name="P20" style:family="paragraph" style:parent-style-name="Text_20_body" style:list-style-name="L1">
      <style:paragraph-properties fo:text-align="start" style:justify-single-word="false"/>
    </style:style>
    <style:style style:name="P21" style:family="paragraph" style:parent-style-name="Text_20_body" style:list-style-name="L1">
      <style:paragraph-properties fo:margin-left="0cm" fo:margin-right="0cm" fo:text-align="start" style:justify-single-word="false" fo:text-indent="0cm" style:auto-text-indent="false"/>
    </style:style>
    <style:style style:name="P22" style:family="paragraph" style:parent-style-name="Standard">
      <style:text-properties fo:color="#ff3333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" style:family="text">
      <style:text-properties fo:color="#00cc00"/>
    </style:style>
    <style:style style:name="T2" style:family="text">
      <style:text-properties fo:color="#0066ff"/>
    </style:style>
    <style:style style:name="T3" style:family="text">
      <style:text-properties fo:color="#00cc33"/>
    </style:style>
    <style:style style:name="T4" style:family="text">
      <style:text-properties fo:color="#800080"/>
    </style:style>
    <style:style style:name="T5" style:family="text">
      <style:text-properties fo:color="#800080"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color="#c0c0c0"/>
    </style:style>
    <style:style style:name="T7" style:family="text">
      <style:text-properties fo:color="#c0c0c0"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color="#000000"/>
    </style:style>
    <style:style style:name="T9" style:family="text">
      <style:text-properties fo:color="#cc00cc"/>
    </style:style>
    <style:style style:name="T10" style:family="text">
      <style:text-properties fo:color="#ff00ff"/>
    </style:style>
    <style:style style:name="T11" style:family="text">
      <style:text-properties fo:color="#808000"/>
    </style:style>
    <style:style style:name="T12" style:family="text">
      <style:text-properties fo:color="#009933"/>
    </style:style>
    <style:style style:name="T13" style:family="text">
      <style:text-properties fo:color="#ff3333"/>
    </style:style>
    <style:style style:name="T14" style:family="text">
      <style:text-properties fo:color="#800000"/>
    </style:style>
    <style:style style:name="T15" style:family="text">
      <style:text-properties fo:color="#800000" style:font-name="Times New Roman"/>
    </style:style>
    <style:style style:name="T16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-5.71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-5.08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-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-3.81cm"/>
        </style:list-level-properties>
      </text:list-level-style-number>
      <text:list-level-style-number text:level="5" text:style-name="Numbering_20_Symbols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-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-2.5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-1.90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-1.27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Map Loader API</text:h>
      <text:list xml:id="list5591039463739353178" text:style-name="L1">
        <text:list-item>
          <text:list>
            <text:list-item>
              <text:p text:style-name="P20"><text:span text:style-name="T16">Загрузка карты</text:span></text:p>
              <text:list>
                <text:list-header>
                  <text:p text:style-name="P21"><text:span text:style-name="T5"><text:s/><text:tab/>Default constructor: <text:s/>Level</text:span><text:span text:style-name="T16">(</text:span><text:span text:style-name="T5">RenderWindow</text:span><text:span text:style-name="T7"> </text:span><text:span text:style-name="T16">*renderWindow);</text:span></text:p>
                </text:list-header>
              </text:list>
            </text:list-item>
          </text:list>
        </text:list-item>
      </text:list>
      <text:p text:style-name="P7"><text:tab/>Для загрузки карты нужно вызвать метод <text:span text:style-name="T1">loadLevel</text:span>(<text:span text:style-name="T2">string</text:span>), который принимает путь до файла tmx в формате CSV (другие форматы не поддерживаются).</text:p>
      <text:p text:style-name="P7"><text:tab/>Например: <text:span text:style-name="T1">loadLevel</text:span>(<text:span text:style-name="T2">«maps/level1.tmx»</text:span>); </text:p>
      <text:p text:style-name="P7"><text:s/><text:tab/>Для отрисовки карты понадобится вызвать метод <text:span text:style-name="T3">drawLevel</text:span>();</text:p>
      <text:p text:style-name="P7"><text:tab/>Если попытаться загрузить еще одну карту не выгрузив текущую то загрузка не произойдет, для выгрузки текущей карты необходимо воспользоваться методом <text:span text:style-name="T1">closeLevel</text:span>();</text:p>
      <text:h text:style-name="P18" text:outline-level="1">остальные методы</text:h>
      <text:p text:style-name="P1"><text:span text:style-name="T11">int</text:span><text:span text:style-name="T6"> </text:span>getWorldWidthPixel(); - Ширина мира в пикселях (tileWidth * countTilesWidth).</text:p>
      <text:p text:style-name="P1"><text:span text:style-name="T11">int</text:span><text:span text:style-name="T6"> </text:span>getWorldHeightPixel(); - Высота мира в пикселях (tileHeight * countTilesHeight).</text:p>
      <text:p text:style-name="P2"><text:span text:style-name="T4">list</text:span>&lt;<text:span text:style-name="T4">Enemy</text:span>*&gt;&amp;<text:span text:style-name="T6"> </text:span>getEnemyObjects(); - Обьекты врагов</text:p>
      <text:p text:style-name="P6"><text:span text:style-name="T4">list</text:span>&lt;<text:span text:style-name="T4">Object</text:span>*&gt;&amp;<text:span text:style-name="T6"> </text:span>getOtherObjects(); - Остальные обьекты (которые не подошли к другим типам)</text:p>
      <text:p text:style-name="P6"><text:span text:style-name="T4">list</text:span>&lt;<text:span text:style-name="T4">Object</text:span>*&gt;&amp;<text:span text:style-name="T6"> </text:span>getBrickObjects(); - Обьекты кирпичей (стен)</text:p>
      <text:p text:style-name="P6"><text:span text:style-name="T4">list</text:span>&lt;<text:span text:style-name="T4">Object</text:span>*&gt;&amp;<text:span text:style-name="T6"> </text:span>getPlatformObjects(); - Обьекты неподвижных платформ</text:p>
      <text:p text:style-name="P6"><text:span text:style-name="T4">list</text:span>&lt;<text:span text:style-name="T4">Object</text:span>*&gt;&amp;<text:span text:style-name="T6"> </text:span>getPlatform_mObjects(); - Обьекты пдвижных платформ</text:p>
      <text:p text:style-name="P6"><text:span text:style-name="T4">list</text:span>&lt;<text:span text:style-name="T4">Object</text:span>*&gt;&amp;<text:span text:style-name="T6"> </text:span>getPlatform_mvObjects(); - Обьекты пдвижных платформ</text:p>
      <text:p text:style-name="P5"><text:span text:style-name="T4">list</text:span>&lt;<text:span text:style-name="T4">Object</text:span>*&gt;&amp;<text:span text:style-name="T6"> </text:span>getPlatform_mhObjects(); - Обьекты пдвижных платформ</text:p>
      <text:p text:style-name="P5"><text:span text:style-name="T4">Player</text:span>*<text:span text:style-name="T6"> </text:span>getPLayerObject(); Обьект игрока</text:p>
      <text:p text:style-name="P9"/>
      <text:h text:style-name="P18" text:outline-level="1">Типы обьектов</text:h>
      <text:p text:style-name="P10">Регистр букв учитывается</text:p>
      <text:p text:style-name="P12">Обьекты могут быть <text:span text:style-name="T13">только прямоугольными!</text:span></text:p>
      <text:p text:style-name="P14"><text:span text:style-name="T12">player</text:span> — обьект игрока</text:p>
      <text:p text:style-name="P14"><text:span text:style-name="T12">brick</text:span> — Неподвижный твердый обьект</text:p>
      <text:p text:style-name="P14"><text:span text:style-name="T12">platform</text:span> — Неподвижная платформа</text:p>
      <text:p text:style-name="P14"><text:span text:style-name="T12">platform_m</text:span> — Подвижная платформа</text:p>
      <text:p text:style-name="P14"><text:span text:style-name="T12">platform_mh</text:span> — Подвижная платформа по горизонтали</text:p>
      <text:p text:style-name="P14"><text:span text:style-name="T12">platform_mv</text:span> — Подвижная платформа по вертикали</text:p>
      <text:p text:style-name="P14"><text:span text:style-name="T12">enemy</text:span> — Враг</text:p>
      <text:p text:style-name="P14"><text:span text:style-name="T12">other</text:span> — Остальное</text:p>
      <text:p text:style-name="P14"/>
      <text:p text:style-name="P15">Обьекты это то, что вы указываете в поле «Type» (Тип) в Tiled Map Editor.</text:p>
      <text:p text:style-name="P15">Если на карте встретится более одного обьект типа «player» то загружен будет только первый попавшийся обьект, остальные будут игнорироваться.</text:p>
      <text:h text:style-name="P18" text:outline-level="1">Структуры обьектов</text:h>
      <text:p text:style-name="P16">Обьекты: «<text:span text:style-name="T12">brick, platform, platform_m, platform_mh, platform_mv, other</text:span>» - имеют следующую структуру:</text:p>
      <text:p text:style-name="P14"/>
      <text:p text:style-name="P6"><text:span text:style-name="T11">struct</text:span><text:span text:style-name="T6"> </text:span><text:span text:style-name="T4">Object</text:span>{</text:p>
      <text:p text:style-name="P6"><text:soft-page-break/><text:span text:style-name="T6"><text:s text:c="8"/></text:span><text:span text:style-name="T4">string</text:span><text:span text:style-name="T6"> <text:s text:c="13"/></text:span><text:span text:style-name="T14">sName</text:span>;</text:p>
      <text:p text:style-name="P5"><text:span text:style-name="T6"><text:s text:c="8"/></text:span><text:span text:style-name="T4">string</text:span><text:span text:style-name="T6"> <text:s text:c="13"/></text:span><text:span text:style-name="T14">sType</text:span>;</text:p>
      <text:p text:style-name="P6"><text:span text:style-name="T6"><text:s text:c="8"/></text:span><text:span text:style-name="T4">FloatRect</text:span><text:span text:style-name="T6"> <text:s text:c="10"/></text:span><text:span text:style-name="T14">fRect</text:span>;</text:p>
      <text:p text:style-name="P6"><text:span text:style-name="T6"><text:s text:c="8"/></text:span><text:span text:style-name="T4">Texture</text:span>*<text:span text:style-name="T6"> <text:s text:c="11"/></text:span><text:span text:style-name="T14">tTexture</text:span>;</text:p>
      <text:p text:style-name="P5"><text:span text:style-name="T6"><text:s text:c="8"/></text:span><text:span text:style-name="T4">Sprite</text:span>*<text:span text:style-name="T6"> <text:s text:c="12"/></text:span><text:span text:style-name="T14">sSprite</text:span>;</text:p>
      <text:p text:style-name="P6"><text:span text:style-name="T6"><text:s text:c="8"/></text:span><text:span text:style-name="T11">void</text:span>*<text:span text:style-name="T6"> <text:s text:c="14"/></text:span><text:span text:style-name="T14">vData</text:span>;</text:p>
      <text:p text:style-name="P6">};</text:p>
      <text:p text:style-name="P14"/>
      <text:p text:style-name="P14"><text:span text:style-name="T15">sName</text:span> — Имя обьекта;</text:p>
      <text:p text:style-name="P14"><text:span text:style-name="T14">sType </text:span><text:span text:style-name="T8">— Тип обьектa;</text:span></text:p>
      <text:p text:style-name="P13">fRect <text:span text:style-name="T8">— Прямоугольник обьекта;</text:span></text:p>
      <text:p text:style-name="P13">tTexture <text:span text:style-name="T8">— Текстура (По умолчанию nullptr, саму текстуру загружаете — вы);</text:span></text:p>
      <text:p text:style-name="P13">sSprite <text:span text:style-name="T8">— Спрайт (По умолчанию nullptr, спрайт создаете — вы);</text:span></text:p>
      <text:p text:style-name="P13">vData <text:span text:style-name="T8">— Здесь вы можете ссылаться на любые ваши данные;</text:span></text:p>
      <text:p text:style-name="P13"/>
      <text:p text:style-name="P12">Обьект: «<text:span text:style-name="T12">player</text:span>» - имеет структуру:</text:p>
      <text:p text:style-name="P11"/>
      <text:p text:style-name="P3"><text:span text:style-name="T11">struct</text:span><text:span text:style-name="T6"> </text:span><text:span text:style-name="T4">Player</text:span>{</text:p>
      <text:p text:style-name="P6"><text:span text:style-name="T6"><text:s text:c="8"/></text:span><text:span text:style-name="T4">string</text:span><text:span text:style-name="T6"> <text:s text:c="13"/></text:span><text:span text:style-name="T14">sName</text:span>;</text:p>
      <text:p text:style-name="P5"><text:span text:style-name="T6"><text:s text:c="8"/></text:span><text:span text:style-name="T4">string</text:span><text:span text:style-name="T6"> <text:s text:c="13"/></text:span><text:span text:style-name="T14">sType</text:span>;</text:p>
      <text:p text:style-name="P6"><text:span text:style-name="T6"><text:s text:c="8"/></text:span><text:span text:style-name="T4">FloatRect</text:span><text:span text:style-name="T6"> <text:s text:c="10"/></text:span><text:span text:style-name="T14">fRect</text:span>;</text:p>
      <text:p text:style-name="P6"><text:span text:style-name="T6"><text:s text:c="8"/></text:span><text:span text:style-name="T4">Texture</text:span>*<text:span text:style-name="T6"> <text:s text:c="11"/></text:span><text:span text:style-name="T14">tTexture</text:span>;</text:p>
      <text:p text:style-name="P5"><text:span text:style-name="T6"><text:s text:c="8"/></text:span><text:span text:style-name="T4">Sprite</text:span>*<text:span text:style-name="T6"> <text:s text:c="12"/></text:span><text:span text:style-name="T14">sSprite</text:span>;</text:p>
      <text:p text:style-name="P6"><text:span text:style-name="T6"><text:s text:c="8"/></text:span><text:span text:style-name="T11">int</text:span><text:span text:style-name="T6"> <text:s text:c="16"/></text:span><text:span text:style-name="T14">iHealth</text:span>;</text:p>
      <text:p text:style-name="P6"><text:span text:style-name="T6"><text:s text:c="8"/></text:span><text:span text:style-name="T11">int</text:span><text:span text:style-name="T6"> <text:s text:c="16"/></text:span><text:span text:style-name="T14">iMana</text:span>;</text:p>
      <text:p text:style-name="P5"><text:span text:style-name="T6"><text:s text:c="8"/></text:span><text:span text:style-name="T11">int</text:span><text:span text:style-name="T6"> <text:s text:c="16"/></text:span><text:span text:style-name="T14">iScore</text:span>;</text:p>
      <text:p text:style-name="P6"><text:span text:style-name="T6"><text:s text:c="8"/></text:span><text:span text:style-name="T11">void</text:span>*<text:span text:style-name="T6"> <text:s text:c="14"/></text:span><text:span text:style-name="T14">vData</text:span>;</text:p>
      <text:p text:style-name="P6">};</text:p>
      <text:p text:style-name="P11"/>
      <text:p text:style-name="P12">Обьект «<text:span text:style-name="T12">enemy</text:span>» - имеет структуру:</text:p>
      <text:p text:style-name="P13"/>
      <text:p text:style-name="P4"><text:span text:style-name="T6"><text:s text:c="4"/></text:span><text:span text:style-name="T11">struct</text:span><text:span text:style-name="T6"> </text:span><text:span text:style-name="T4">Enemy</text:span>{</text:p>
      <text:p text:style-name="P6"><text:span text:style-name="T6"><text:s text:c="8"/></text:span><text:span text:style-name="T4">string</text:span><text:span text:style-name="T6"> <text:s text:c="13"/></text:span><text:span text:style-name="T14">sName</text:span>;</text:p>
      <text:p text:style-name="P5"><text:span text:style-name="T6"><text:s text:c="8"/></text:span><text:span text:style-name="T4">string</text:span><text:span text:style-name="T6"> <text:s text:c="13"/></text:span><text:span text:style-name="T14">sType</text:span>;</text:p>
      <text:p text:style-name="P6"><text:span text:style-name="T6"><text:s text:c="8"/></text:span><text:span text:style-name="T4">FloatRect</text:span><text:span text:style-name="T6"> <text:s text:c="10"/></text:span><text:span text:style-name="T14">fRect</text:span>;</text:p>
      <text:p text:style-name="P6"><text:span text:style-name="T6"><text:s text:c="8"/></text:span><text:span text:style-name="T4">Texture</text:span>*<text:span text:style-name="T6"> <text:s text:c="11"/></text:span><text:span text:style-name="T14">tTexture</text:span>;</text:p>
      <text:p text:style-name="P5"><text:span text:style-name="T6"><text:s text:c="8"/></text:span><text:span text:style-name="T4">Sprite</text:span>*<text:span text:style-name="T6"> <text:s text:c="12"/></text:span><text:span text:style-name="T14">sSprite</text:span>;</text:p>
      <text:p text:style-name="P5"><text:span text:style-name="T6"><text:s text:c="8"/></text:span><text:span text:style-name="T11">int</text:span><text:span text:style-name="T6"> <text:s text:c="16"/></text:span><text:span text:style-name="T14">iHealth</text:span>;</text:p>
      <text:p text:style-name="P6"><text:span text:style-name="T6"><text:s text:c="8"/></text:span><text:span text:style-name="T11">void</text:span>*<text:span text:style-name="T6"> <text:s text:c="14"/></text:span><text:span text:style-name="T14">vData</text:span>;</text:p>
      <text:p text:style-name="P6">};</text:p>
      <text:p text:style-name="P13"/>
      <text:p text:style-name="P22">Реализовывать поведение и физику обьектов предстоит вам, это предназначено для удобного отделения обьектов друг от друга.</text:p>
      <text:p text:style-name="P9"/>
      <text:p text:style-name="P8">Автор: vk.com/id21975087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 Condensed1" svg:font-family="'DejaVu Sans Condensed'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roid Sans Fallback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3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3cm" fo:text-align="justify" style:justify-single-word="false" fo:text-indent="1cm" style:auto-text-indent="false"/>
      <style:text-properties fo:font-size="13pt" fo:font-weight="bold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text-align="center" style:justify-single-word="false" style:page-number="auto" fo:background-color="transparent" style:shadow="none">
        <style:tab-stops/>
        <style:background-image/>
      </style:paragraph-properties>
      <style:text-properties fo:text-transform="uppercase"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fo:background-color="#dddddd">
        <style:background-image/>
      </style:paragraph-properties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Артур Леонов</meta:initial-creator>
    <meta:creation-date>2016-12-06T20:44:37</meta:creation-date>
    <dc:date>2016-12-06T23:54:21</dc:date>
    <dc:creator>Артур Леонов</dc:creator>
    <meta:editing-duration>PT2H49M31S</meta:editing-duration>
    <meta:editing-cycles>37</meta:editing-cycles>
    <meta:generator>OpenOffice/4.1.3$Unix OpenOffice.org_project/413m1$Build-9783</meta:generator>
    <meta:document-statistic meta:table-count="0" meta:image-count="0" meta:object-count="0" meta:page-count="2" meta:paragraph-count="71" meta:word-count="347" meta:character-count="3129"/>
  </office:meta>
</office:document-meta>
</file>